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standard">
      <style:graphic-properties draw:stroke="none" svg:stroke-color="#000000" draw:fill="none" draw:fill-color="#ffffff" draw:auto-grow-height="true" draw:auto-grow-width="false" fo:min-height="1.931cm" loext:decorative="false"/>
      <style:paragraph-properties style:writing-mode="lr-tb"/>
    </style:style>
    <style:style style:name="gr5" style:family="graphic">
      <style:graphic-properties style:writing-mode="lr-tb" loext:decorative="false"/>
    </style:style>
    <style:style style:name="gr6" style:family="graphic" style:parent-style-name="Filled_20_Yellow">
      <style:graphic-properties draw:stroke="none" svg:stroke-color="#000000" draw:fill="solid" draw:fill-color="#f2c02c" loext:decorative="false"/>
    </style:style>
    <style:style style:name="gr7" style:family="graphic" style:parent-style-name="Outlined">
      <style:graphic-properties draw:stroke="solid" svg:stroke-width="0.15cm" svg:stroke-color="#000000" draw:stroke-linejoin="round" svg:stroke-linecap="round" draw:fill="none" loext:decorative="false"/>
    </style:style>
    <style:style style:name="gr8" style:family="graphic">
      <style:graphic-properties loext:decorative="false"/>
    </style:style>
    <style:style style:name="gr9" style:family="graphic" style:parent-style-name="Filled">
      <style:graphic-properties draw:stroke="none" svg:stroke-color="#000000" draw:fill="solid" draw:fill-color="#000000" loext:decorative="false"/>
    </style:style>
    <style:style style:name="gr10" style:family="graphic" style:parent-style-name="Outlined_20_Yellow">
      <style:graphic-properties draw:stroke="solid" svg:stroke-width="0.15cm" svg:stroke-color="#f2c02c" draw:stroke-linejoin="round" svg:stroke-linecap="round" draw:fill="none" loext:decorative="false"/>
    </style:style>
    <style:style style:name="gr11" style:family="graphic" style:parent-style-name="Filled_20_White">
      <style:graphic-properties draw:opacity="66%" fo:min-height="0cm" fo:min-width="0cm" loext:decorative="false"/>
    </style:style>
    <style:style style:name="gr12" style:family="graphic" style:parent-style-name="Filled_20_White">
      <style:graphic-properties fo:min-height="0cm" fo:min-width="0cm" loext:decorative="false"/>
    </style:style>
    <style:style style:name="gr13" style:family="graphic" style:parent-style-name="Filled_20_White">
      <style:graphic-properties draw:opacity="42%" fo:min-height="0cm" fo:min-width="0cm" loext:decorative="false"/>
    </style:style>
    <style:style style:name="gr14" style:family="graphic" style:parent-style-name="Filled_20_White">
      <style:graphic-properties draw:opacity="87%" fo:min-height="0cm" fo:min-width="0cm" loext:decorative="false"/>
    </style:style>
    <style:style style:name="gr15" style:family="graphic" style:parent-style-name="Filled_20_Yellow">
      <style:graphic-properties draw:stroke="none" svg:stroke-color="#000000" draw:fill="solid" draw:fill-color="#f2c02c" fo:min-height="0cm" fo:min-width="0cm" loext:decorative="false"/>
    </style:style>
    <style:style style:name="gr16" style:family="graphic" style:parent-style-name="Text_20_A4">
      <style:graphic-properties draw:auto-grow-height="false" draw:auto-grow-width="true" fo:min-width="2.5cm" loext:decorative="false"/>
      <style:paragraph-properties style:writing-mode="lr-tb"/>
    </style:style>
    <style:style style:name="gr17" style:family="graphic" style:parent-style-name="Outlined_20_White">
      <style:graphic-properties draw:marker-start="Circle" draw:marker-start-width="0.38cm" loext:decorative="false"/>
    </style:style>
    <style:style style:name="gr1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Contents-title">
      <style:graphic-properties fo:min-height="0cm" loext:decorative="false"/>
      <style:paragraph-properties style:writing-mode="lr-tb"/>
    </style:style>
    <style:style style:name="pr8" style:family="presentation" style:parent-style-name="Contents-outline1">
      <style:graphic-properties fo:min-height="0cm" loext:decorative="false"/>
      <style:paragraph-properties style:writing-mode="lr-tb"/>
    </style:style>
    <style:style style:name="pr9" style:family="presentation" style:parent-style-name="Contents-notes">
      <style:graphic-properties draw:fill-color="#ffffff" draw:auto-grow-height="false" fo:min-height="0.101cm" loext:decorative="false"/>
      <style:paragraph-properties style:writing-mode="lr-tb"/>
    </style:style>
    <style:style style:name="pr10" style:family="presentation" style:parent-style-name="Title-title">
      <style:graphic-properties fo:min-height="0cm" loext:decorative="false"/>
      <style:paragraph-properties style:writing-mode="lr-tb"/>
    </style:style>
    <style:style style:name="pr11" style:family="presentation" style:parent-style-name="Title-subtitle">
      <style:graphic-properties draw:fill-color="#ffffff" fo:min-height="31.5cm" loext:decorative="false"/>
      <style:paragraph-properties style:writing-mode="lr-tb"/>
    </style:style>
    <style:style style:name="pr12" style:family="presentation" style:parent-style-name="Title-title">
      <style:graphic-properties loext:decorative="false"/>
      <style:paragraph-properties style:writing-mode="lr-tb"/>
    </style:style>
    <style:style style:name="pr13" style:family="presentation" style:parent-style-name="Title-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subtitle">
      <style:graphic-properties draw:fill-color="#ffffff"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Article2-title">
      <style:graphic-properties fo:min-height="0cm" loext:decorative="false"/>
      <style:paragraph-properties style:writing-mode="lr-tb"/>
    </style:style>
    <style:style style:name="pr18" style:family="presentation" style:parent-style-name="Article2-subtitle">
      <style:graphic-properties draw:fill-color="#ffffff" fo:min-height="0cm" loext:decorative="false"/>
      <style:paragraph-properties style:writing-mode="lr-tb"/>
    </style:style>
    <style:style style:name="pr19" style:family="presentation" style:parent-style-name="Article2-outline1">
      <style:graphic-properties fo:min-height="0cm" loext:decorative="false"/>
      <style:paragraph-properties style:writing-mode="lr-tb"/>
    </style:style>
    <style:style style:name="pr20" style:family="presentation" style:parent-style-name="Article2-notes">
      <style:graphic-properties draw:fill-color="#ffffff" draw:auto-grow-height="false" fo:min-height="0.101cm" loext:decorative="false"/>
      <style:paragraph-properties style:writing-mode="lr-tb"/>
    </style:style>
    <style:style style:name="pr21" style:family="presentation" style:parent-style-name="Infographic1-title">
      <style:graphic-properties fo:min-height="0cm" loext:decorative="false"/>
      <style:paragraph-properties style:writing-mode="lr-tb"/>
    </style:style>
    <style:style style:name="pr22" style:family="presentation" style:parent-style-name="Infographic1-subtitle">
      <style:graphic-properties draw:fill-color="#ffffff" fo:min-height="0cm" loext:decorative="false"/>
      <style:paragraph-properties style:writing-mode="lr-tb"/>
    </style:style>
    <style:style style:name="pr23" style:family="presentation" style:parent-style-name="Infographic1-outline1">
      <style:graphic-properties fo:min-height="0cm" loext:decorative="false"/>
      <style:paragraph-properties style:writing-mode="lr-tb"/>
    </style:style>
    <style:style style:name="pr24" style:family="presentation" style:parent-style-name="Infographic1-notes">
      <style:graphic-properties draw:fill-color="#ffffff" draw:auto-grow-height="false" fo:min-height="0.101cm" loext:decorative="false"/>
      <style:paragraph-properties style:writing-mode="lr-tb"/>
    </style:style>
    <style:style style:name="pr25" style:family="presentation" style:parent-style-name="Infographic2-title">
      <style:graphic-properties fo:min-height="0cm" loext:decorative="false"/>
      <style:paragraph-properties style:writing-mode="lr-tb"/>
    </style:style>
    <style:style style:name="pr26" style:family="presentation" style:parent-style-name="Infographic2-subtitle">
      <style:graphic-properties draw:fill-color="#ffffff" fo:min-height="0cm" loext:decorative="false"/>
      <style:paragraph-properties style:writing-mode="lr-tb"/>
    </style:style>
    <style:style style:name="pr27" style:family="presentation" style:parent-style-name="Infographic2-outline1">
      <style:graphic-properties fo:min-height="0cm" loext:decorative="false"/>
      <style:paragraph-properties style:writing-mode="lr-tb"/>
    </style:style>
    <style:style style:name="pr28" style:family="presentation" style:parent-style-name="Infographic2-notes">
      <style:graphic-properties draw:fill-color="#ffffff" draw:auto-grow-height="false" fo:min-height="0.101cm" loext:decorative="false"/>
      <style:paragraph-properties style:writing-mode="lr-tb"/>
    </style:style>
    <style:style style:name="pr29" style:family="presentation" style:parent-style-name="End-title">
      <style:graphic-properties fo:min-height="0cm" loext:decorative="false"/>
      <style:paragraph-properties style:writing-mode="lr-tb"/>
    </style:style>
    <style:style style:name="pr30" style:family="presentation" style:parent-style-name="End-subtitle">
      <style:graphic-properties draw:fill-color="#ffffff" fo:min-height="7.057cm" loext:decorative="false"/>
      <style:paragraph-properties style:writing-mode="lr-tb"/>
    </style:style>
    <style:style style:name="pr31" style:family="presentation" style:parent-style-name="End-notes">
      <style:graphic-properties draw:fill-color="#ffffff" draw:auto-grow-height="false" fo:min-height="0.101cm" loext:decorative="false"/>
      <style:paragraph-properties style:writing-mode="lr-tb"/>
    </style:style>
    <style:style style:name="pr32" style:family="presentation" style:parent-style-name="End-subtitle">
      <style:graphic-properties draw:fill-color="#ffffff" fo:min-height="10.081cm" loext:decorative="false"/>
      <style:paragraph-properties style:writing-mode="lr-tb"/>
    </style:style>
    <style:style style:name="co1" style:family="table-column">
      <style:table-column-properties style:column-width="11.8cm" style:use-optimal-column-width="false"/>
    </style:style>
    <style:style style:name="ro1" style:family="table-row">
      <style:table-row-properties style:row-height="1.115cm" style:use-optimal-row-height="false"/>
    </style:style>
    <style:style style:name="P1" style:family="paragraph">
      <loext:graphic-properties draw:fill-color="#ffffff"/>
    </style:style>
    <style:style style:name="P2" style:family="paragraph">
      <style:paragraph-properties fo:margin-top="0.42cm" fo:margin-bottom="0.35cm"/>
    </style:style>
    <style:style style:name="P3" style:family="paragraph">
      <style:text-properties fo:font-size="14pt" style:font-size-asian="14pt" style:font-size-complex="14pt"/>
    </style:style>
    <style:style style:name="P4" style:family="paragraph">
      <loext:graphic-properties draw:fill-color="#ffffff"/>
      <style:text-properties fo:font-size="15pt" style:font-size-asian="15pt" style:font-size-complex="15pt"/>
    </style:style>
    <style:style style:name="P5" style:family="paragraph">
      <style:paragraph-properties fo:text-align="start"/>
    </style:style>
    <style:style style:name="P6" style:family="paragraph">
      <loext:graphic-properties draw:fill="none" draw:fill-color="#ffffff"/>
      <style:paragraph-properties fo:margin-top="0.42cm" fo:margin-bottom="0.35cm"/>
      <style:text-properties fo:font-size="10pt" style:font-size-asian="10pt" style:font-size-complex="10pt"/>
    </style:style>
    <style:style style:name="P7" style:family="paragraph">
      <loext:graphic-properties draw:fill="solid" draw:fill-color="#f2c02c"/>
    </style:style>
    <style:style style:name="P8" style:family="paragraph">
      <loext:graphic-properties draw:fill="none"/>
    </style:style>
    <style:style style:name="P9" style:family="paragraph">
      <loext:graphic-properties draw:fill="solid" draw:fill-color="#000000"/>
    </style:style>
    <style:style style:name="P10" style:family="paragraph">
      <loext:graphic-properties draw:fill="none"/>
      <style:text-properties fo:color="#f2c02c" loext:opacity="100%"/>
    </style:style>
    <style:style style:name="P11" style:family="paragraph">
      <loext:graphic-properties draw:opacity="66%"/>
    </style:style>
    <style:style style:name="P12" style:family="paragraph">
      <loext:graphic-properties draw:opacity="42%"/>
    </style:style>
    <style:style style:name="P13" style:family="paragraph">
      <loext:graphic-properties draw:opacity="87%"/>
    </style:style>
    <style:style style:name="P14" style:family="paragraph">
      <style:paragraph-properties fo:text-align="center"/>
    </style:style>
    <style:style style:name="P15" style:family="paragraph">
      <loext:graphic-properties draw:fill="none" draw:fill-color="#ffffff"/>
      <style:paragraph-properties fo:margin-top="0.42cm" fo:margin-bottom="0.35cm"/>
      <style:text-properties fo:font-size="16pt" style:font-size-asian="16pt" style:font-size-complex="16pt"/>
    </style:style>
    <style:style style:name="P16" style:family="paragraph">
      <loext:graphic-properties draw:fill-color="#ffffff"/>
      <style:text-properties fo:font-size="21pt" style:font-size-asian="21pt" style:font-size-complex="21pt"/>
    </style:style>
    <style:style style:name="P17" style:family="paragraph">
      <loext:graphic-properties draw:fill-color="#ffffff"/>
      <style:text-properties fo:font-size="22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style:style style:name="T3" style:family="text">
      <style:text-properties fo:font-size="130pt" fo:font-weight="normal" style:font-size-asian="130pt" style:font-size-complex="130pt"/>
    </style:style>
    <style:style style:name="T4" style:family="text">
      <style:text-properties fo:font-size="10pt" style:font-size-asian="10pt" style:font-size-complex="10pt"/>
    </style:style>
    <style:style style:name="T5" style:family="text">
      <style:text-properties fo:font-size="20pt" style:font-size-asian="20pt" style:font-size-complex="20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16pt" style:font-size-asian="16pt" style:font-size-complex="16pt"/>
    </style:style>
    <style:style style:name="T8" style:family="text">
      <style:text-properties fo:font-size="21pt" style:font-size-asian="21pt" style:font-size-complex="2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draw:text-box>
            <text:p>Internet of Things Intro</text:p>
          </draw:text-box>
        </draw:frame>
        <draw:frame presentation:style-name="pr2" draw:text-style-name="P1" draw:layer="layout" svg:width="14cm" svg:height="3cm" svg:x="12cm" svg:y="8cm" presentation:class="subtitle">
          <draw:text-box>
            <text:p>By Oscar Yanez-Feijoo</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draw:text-box>
            <text:p>Internet of Things</text:p>
          </draw:text-box>
        </draw:frame>
        <draw:frame presentation:style-name="pr2" draw:text-style-name="P1" draw:layer="layout" svg:width="14cm" svg:height="3cm" svg:x="12cm" svg:y="8cm" presentation:class="subtitle">
          <draw:text-box>
            <text:p>IoT is about embedding intelligence and connectivity into everyday objects so they can sense, think, and act using data from the real world.</text:p>
          </draw:text-box>
        </draw:frame>
        <presentation:notes draw:style-name="dp2">
          <draw:page-thumbnail draw:style-name="gr2"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Description" presentation:presentation-page-layout-name="AL2T1">
        <draw:frame presentation:style-name="pr4" draw:layer="layout" svg:width="25.2cm" svg:height="2.629cm" svg:x="1.4cm" svg:y="0.628cm" presentation:class="title" presentation:user-transformed="true">
          <draw:text-box>
            <text:p>What IoT really is</text:p>
          </draw:text-box>
        </draw:frame>
        <draw:frame presentation:style-name="pr5" draw:text-style-name="P3" draw:layer="layout" svg:width="19cm" svg:height="7.3cm" svg:x="5cm" svg:y="4.7cm" presentation:class="outline" presentation:user-transformed="true">
          <draw:text-box>
            <text:list text:style-name="L3">
              <text:list-item>
                <text:p text:style-name="P2"><text:span text:style-name="T1">IoT = connecting physical objects (“things”) to the internet</text:span></text:p>
              </text:list-item>
              <text:list-item>
                <text:p text:style-name="P2"><text:span text:style-name="T1">An IoT device always combines:</text:span></text:p>
              </text:list-item>
              <text:list-item>
                <text:p text:style-name="P2"><text:span text:style-name="T1">A physical object (car, fridge, sensor)</text:span></text:p>
              </text:list-item>
              <text:list-item>
                <text:p text:style-name="P2"><text:span text:style-name="T1">Computation (microcontroller / processor)</text:span></text:p>
              </text:list-item>
              <text:list-item>
                <text:p text:style-name="P2"><text:span text:style-name="T1">Connectivity (Internet/network)</text:span></text:p>
              </text:list-item>
              <text:list-item>
                <text:p text:style-name="P2"><text:span text:style-name="T1">👉 Formula:</text:span></text:p>
              </text:list-item>
              <text:list-item>
                <text:p text:style-name="P2"><text:span text:style-name="T1">Thing + Intelligence + Internet = IoT device</text:span></text:p>
              </text:list-item>
            </text:list>
          </draw:text-box>
        </draw:frame>
        <presentation:notes draw:style-name="dp2">
          <draw:page-thumbnail draw:style-name="gr2"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7" draw:layer="layout" svg:width="12cm" svg:height="5.7cm" svg:x="14.7cm" svg:y="0.628cm" presentation:class="title">
          <draw:text-box>
            <text:p>Content</text:p>
          </draw:text-box>
        </draw:frame>
        <draw:frame presentation:style-name="pr8" draw:layer="layout" svg:width="10.1cm" svg:height="3.7cm" svg:x="4.6cm" svg:y="2cm" presentation:class="outline">
          <draw:text-box>
            <text:list text:style-name="L3">
              <text:list-item>
                <text:p>What IoT really is</text:p>
              </text:list-item>
            </text:list>
          </draw:text-box>
        </draw:frame>
        <draw:frame presentation:style-name="pr8" draw:layer="layout" svg:width="10.1cm" svg:height="3.7cm" svg:x="4.6cm" svg:y="6.55cm" presentation:class="outline">
          <draw:text-box>
            <text:list text:style-name="L3">
              <text:list-item>
                <text:p>Why IoT exists</text:p>
              </text:list-item>
            </text:list>
          </draw:text-box>
        </draw:frame>
        <draw:frame presentation:style-name="pr8" draw:layer="layout" svg:width="8.2cm" svg:height="3.7cm" svg:x="18.5cm" svg:y="6.55cm" presentation:class="outline">
          <draw:text-box>
            <text:list text:style-name="L3">
              <text:list-item>
                <text:p>IoT vs Traditional Computers</text:p>
              </text:list-item>
            </text:list>
          </draw:text-box>
        </draw:frame>
        <draw:frame presentation:style-name="pr8" draw:layer="layout" svg:width="8.2cm" svg:height="3.7cm" svg:x="18.5cm" svg:y="11.28cm" presentation:class="outline">
          <draw:text-box>
            <text:list text:style-name="L3">
              <text:list-item>
                <text:p>How IoT devices work</text:p>
              </text:list-item>
            </text:list>
          </draw:text-box>
        </draw:frame>
        <presentation:notes draw:style-name="dp2">
          <draw:page-thumbnail draw:style-name="gr2"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1" draw:master-page-name="Contents" presentation:presentation-page-layout-name="AL3T19">
        <draw:frame presentation:style-name="pr7" draw:layer="layout" svg:width="12cm" svg:height="5.7cm" svg:x="14.7cm" svg:y="0.628cm" presentation:class="title">
          <draw:text-box>
            <text:p>Content</text:p>
          </draw:text-box>
        </draw:frame>
        <draw:frame presentation:style-name="pr8" draw:layer="layout" svg:width="10.1cm" svg:height="3.7cm" svg:x="4.6cm" svg:y="2cm" presentation:class="outline">
          <draw:text-box>
            <text:list text:style-name="L3">
              <text:list-item>
                <text:p>Levels of intelligence</text:p>
              </text:list-item>
            </text:list>
          </draw:text-box>
        </draw:frame>
        <draw:frame presentation:style-name="pr8" draw:layer="layout" svg:width="10.1cm" svg:height="3.7cm" svg:x="4.6cm" svg:y="6.55cm" presentation:class="outline">
          <draw:text-box>
            <text:list text:style-name="L3">
              <text:list-item>
                <text:p>Real-world examples</text:p>
              </text:list-item>
            </text:list>
          </draw:text-box>
        </draw:frame>
        <draw:frame presentation:style-name="pr8" draw:layer="layout" svg:width="8.2cm" svg:height="3.7cm" svg:x="18.5cm" svg:y="6.55cm" presentation:class="outline">
          <draw:text-box>
            <text:list text:style-name="L3">
              <text:list-item>
                <text:p>IoT + Cloud</text:p>
              </text:list-item>
            </text:list>
          </draw:text-box>
        </draw:frame>
        <draw:frame presentation:style-name="pr8" draw:layer="layout" svg:width="8.2cm" svg:height="3.7cm" svg:x="18.5cm" svg:y="11.28cm" presentation:class="outline">
          <draw:text-box>
            <text:list text:style-name="L3">
              <text:list-item>
                <text:p>Benefits of IoT</text:p>
              </text:list-item>
            </text:list>
          </draw:text-box>
        </draw:frame>
        <presentation:notes draw:style-name="dp2">
          <draw:page-thumbnail draw:style-name="gr2"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1" draw:master-page-name="Title" presentation:presentation-page-layout-name="AL1T0">
        <draw:frame presentation:style-name="pr10" draw:layer="layout" svg:width="25.2cm" svg:height="2.629cm" svg:x="1.4cm" svg:y="0.628cm" presentation:class="title">
          <draw:text-box>
            <text:p>Why IoT exists</text:p>
          </draw:text-box>
        </draw:frame>
        <draw:frame presentation:style-name="pr11" draw:text-style-name="P4" draw:layer="layout" svg:width="12.5cm" svg:height="31.5cm" svg:x="11.5cm" svg:y="3cm" presentation:class="subtitle" presentation:user-transformed="true">
          <draw:text-box>
            <text:p><text:span text:style-name="T2"/></text:p>
            <text:p><text:span text:style-name="T2"/></text:p>
            <text:p><text:span text:style-name="T2">IoT became possible due to major technological changes:</text:span></text:p>
            <text:p><text:span text:style-name="T2"/></text:p>
            <text:p><text:span text:style-name="T2">📉 Cheaper hardware</text:span></text:p>
            <text:p><text:span text:style-name="T2">📦 Smaller devices</text:span></text:p>
            <text:p><text:span text:style-name="T2">⚡ More computing power</text:span></text:p>
            <text:p><text:span text:style-name="T2">🌐 Widespread internet access (WiFi, mobile)</text:span></text:p>
            <text:p><text:span text:style-name="T2">🚀 High bandwidth (can send lots of data fast)</text:span></text:p>
            <text:p><text:span text:style-name="T2"/></text:p>
            <text:p><text:span text:style-name="T2">👉 Without these, IoT would not exist.</text:span></text:p>
          </draw:text-box>
        </draw:frame>
        <draw:frame presentation:style-name="pr12" draw:layer="layout" svg:width="5.84cm" svg:height="6.245cm" svg:x="3cm" svg:y="2.5cm" presentation:class="title" presentation:user-transformed="true">
          <draw:text-box>
            <text:p text:style-name="P5"><text:span text:style-name="T3">01</text:span></text:p>
          </draw:text-box>
        </draw:frame>
        <presentation:notes draw:style-name="dp2">
          <draw:page-thumbnail draw:style-name="gr2" draw:layer="layout" svg:width="17cm" svg:height="9.56cm" svg:x="2cm" svg:y="2.5cm" draw:page-number="6" presentation:class="page"/>
          <draw:frame presentation:style-name="pr13" draw:text-style-name="P1" draw:layer="layout" svg:width="17cm" svg:height="14cm" svg:x="2cm" svg:y="13cm" presentation:class="notes" presentation:placeholder="true">
            <draw:text-box/>
          </draw:frame>
        </presentation:notes>
      </draw:page>
      <draw:page draw:name="page7" draw:style-name="dp1" draw:master-page-name="Article1" presentation:presentation-page-layout-name="AL2T1">
        <draw:frame presentation:style-name="pr14" draw:layer="layout" svg:width="25.2cm" svg:height="2.7cm" svg:x="1.4cm" svg:y="1.5cm" presentation:class="title">
          <draw:text-box>
            <text:p>IoT vs Traditional Computers</text:p>
          </draw:text-box>
        </draw:frame>
        <draw:frame presentation:style-name="pr15" draw:text-style-name="P1" draw:layer="layout" svg:width="9.2cm" svg:height="1.34cm" svg:x="2.25cm" svg:y="0.3cm" presentation:class="subtitle" presentation:placeholder="true">
          <draw:text-box/>
        </draw:frame>
        <draw:frame draw:style-name="gr3" draw:layer="layout" svg:width="23.599cm" svg:height="4.459cm" svg:x="2.2cm" svg:y="4.2cm" presentation:class="table" presentation:user-transformed="true">
          <table:table table:template-name="default" table:use-first-row-styles="true" table:use-banding-rows-styles="true">
            <table:table-column table:style-name="co1"/>
            <table:table-column table:style-name="co1"/>
            <table:table-row table:style-name="ro1" table:default-cell-style-name="bg-none">
              <table:table-cell>
                <text:p>IoT Devices</text:p>
              </table:table-cell>
              <table:table-cell>
                <text:p>Computers</text:p>
              </table:table-cell>
            </table:table-row>
            <table:table-row table:style-name="ro1" table:default-cell-style-name="bg-none">
              <table:table-cell>
                <text:p>Special-purpose</text:p>
              </table:table-cell>
              <table:table-cell>
                <text:p>General-purpose</text:p>
              </table:table-cell>
            </table:table-row>
            <table:table-row table:style-name="ro1" table:default-cell-style-name="bg-none">
              <table:table-cell>
                <text:p>Designed for one task</text:p>
              </table:table-cell>
              <table:table-cell>
                <text:p>Can run anything</text:p>
              </table:table-cell>
            </table:table-row>
            <table:table-row table:style-name="ro1" table:default-cell-style-name="bg-none">
              <table:table-cell>
                <text:p>Example: car, fridge</text:p>
              </table:table-cell>
              <table:table-cell>
                <text:p>Laptop, desktop</text:p>
              </table:table-cell>
            </table:table-row>
          </table:table>
          <draw:image xlink:href="Pictures/TablePreview1.svm" xlink:type="simple" xlink:show="embed" xlink:actuate="onLoad"/>
        </draw:frame>
        <draw:frame draw:style-name="gr4" draw:text-style-name="P6" draw:layer="layout" svg:width="22.5cm" svg:height="2.181cm" svg:x="2.5cm" svg:y="10.5cm">
          <draw:text-box>
            <text:p text:style-name="P2"><text:span text:style-name="T4">👉</text:span><text:span text:style-name="T5"> IoT devices are focused systems, not general computers.</text:span></text:p>
          </draw:text-box>
        </draw:frame>
        <presentation:notes draw:style-name="dp2">
          <draw:page-thumbnail draw:style-name="gr2" draw:layer="layout" svg:width="17cm" svg:height="9.56cm" svg:x="2cm" svg:y="2.5cm" draw:page-number="7" presentation:class="page"/>
          <draw:frame presentation:style-name="pr16" draw:text-style-name="P1" draw:layer="layout" svg:width="17cm" svg:height="14cm" svg:x="2cm" svg:y="13cm" presentation:class="notes" presentation:placeholder="true">
            <draw:text-box/>
          </draw:frame>
        </presentation:notes>
      </draw:page>
      <draw:page draw:name="page8" draw:style-name="dp1" draw:master-page-name="Article2" presentation:presentation-page-layout-name="AL2T1">
        <draw:frame presentation:style-name="pr17" draw:layer="layout" svg:width="25.2cm" svg:height="2.629cm" svg:x="1.4cm" svg:y="1.6cm" presentation:class="title" presentation:user-transformed="true">
          <draw:text-box>
            <text:p>How IoT devices work</text:p>
          </draw:text-box>
        </draw:frame>
        <draw:frame presentation:style-name="pr18" draw:text-style-name="P1" draw:layer="layout" svg:width="9.2cm" svg:height="1.34cm" svg:x="2.25cm" svg:y="0.3cm" presentation:class="subtitle" presentation:placeholder="true">
          <draw:text-box/>
        </draw:frame>
        <draw:frame presentation:style-name="pr19" draw:layer="layout" svg:width="25.2cm" svg:height="9.9cm" svg:x="1.4cm" svg:y="4.6cm" presentation:class="outline" presentation:user-transformed="true">
          <draw:text-box>
            <text:list text:style-name="L3">
              <text:list-header>
                <text:p>Typical components:</text:p>
              </text:list-header>
              <text:list-item>
                <text:p>Sensors → collect data (temperature, motion)</text:p>
              </text:list-item>
              <text:list-item>
                <text:p>Actuators → perform actions (motors, lights)</text:p>
              </text:list-item>
              <text:list-item>
                <text:p>Processor → makes decisions</text:p>
              </text:list-item>
              <text:list-item>
                <text:p>Network → communicates with internet/cloud</text:p>
              </text:list-item>
              <text:list-item>
                <text:p>Software → controls behavior</text:p>
              </text:list-item>
            </text:list>
          </draw:text-box>
        </draw:frame>
        <presentation:notes draw:style-name="dp2">
          <draw:page-thumbnail draw:style-name="gr2" draw:layer="layout" svg:width="17cm" svg:height="9.56cm" svg:x="2cm" svg:y="2.5cm" draw:page-number="8" presentation:class="page"/>
          <draw:frame presentation:style-name="pr20" draw:text-style-name="P1" draw:layer="layout" svg:width="17cm" svg:height="14cm" svg:x="2cm" svg:y="13cm" presentation:class="notes" presentation:placeholder="true">
            <draw:text-box/>
          </draw:frame>
        </presentation:notes>
      </draw:page>
      <draw:page draw:name="page9" draw:style-name="dp1" draw:master-page-name="Infographic1" presentation:presentation-page-layout-name="AL2T1">
        <draw:g draw:style-name="gr5">
          <draw:polygon draw:style-name="gr6" draw:text-style-name="P7" draw:layer="layout" svg:width="2.916cm" svg:height="2.915cm" svg:x="6cm" svg:y="4.355cm" svg:viewBox="0 0 2917 2916" draw:points="729,2187 0,1458 1458,0 2917,1458 1458,2916">
            <text:p/>
          </draw:polygon>
          <draw:polygon draw:style-name="gr7" draw:text-style-name="P8" draw:layer="layout" svg:width="2.916cm" svg:height="2.916cm" svg:x="6cm" svg:y="4.016cm" svg:viewBox="0 0 2917 2917" draw:points="729,2188 0,1458 1458,0 2917,1458 1458,2917">
            <text:p/>
          </draw:polygon>
          <draw:g draw:style-name="gr8">
            <draw:path draw:style-name="gr9" draw:text-style-name="P9" draw:layer="layout" svg:width="0.807cm" svg:height="1.096cm" svg:x="7.056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9" draw:text-style-name="P9" draw:layer="layout" svg:width="0.057cm" svg:height="0.172cm" svg:x="7.431cm" svg:y="5.501cm" svg:viewBox="0 0 58 173" draw:points="0,0 58,0 58,173 0,173">
              <text:p/>
            </draw:polygon>
            <draw:polygon draw:style-name="gr9" draw:text-style-name="P9" draw:layer="layout" svg:width="0.162cm" svg:height="0.162cm" svg:x="7.326cm" svg:y="5.378cm" svg:viewBox="0 0 163 163" draw:points="143,143 122,163 0,41 40,0 163,123">
              <text:p/>
            </draw:polygon>
            <draw:polygon draw:style-name="gr9" draw:text-style-name="P9" draw:layer="layout" svg:width="0.162cm" svg:height="0.162cm" svg:x="7.431cm" svg:y="5.379cm" svg:viewBox="0 0 163 163" draw:points="143,20 163,41 41,163 0,122 123,0">
              <text:p/>
            </draw:polygon>
          </draw:g>
        </draw:g>
        <draw:g draw:style-name="gr8">
          <draw:polygon draw:style-name="gr6" draw:text-style-name="P7" draw:layer="layout" svg:width="2.915cm" svg:height="2.915cm" svg:x="11.084cm" svg:y="4.339cm" svg:viewBox="0 0 2916 2916" draw:points="729,2187 0,1458 1458,0 2916,1458 1458,2916">
            <text:p/>
          </draw:polygon>
          <draw:polygon draw:style-name="gr7" draw:text-style-name="P8" draw:layer="layout" svg:width="2.915cm" svg:height="2.916cm" svg:x="11.084cm" svg:y="4cm" svg:viewBox="0 0 2916 2917" draw:points="729,2188 0,1458 1458,0 2916,1458 1458,2917">
            <text:p/>
          </draw:polygon>
          <draw:path draw:style-name="gr9" draw:text-style-name="P9" draw:layer="layout" svg:width="1.096cm" svg:height="1.096cm" svg:x="11.97cm" svg:y="4.963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8">
          <draw:polygon draw:style-name="gr6" draw:text-style-name="P7" draw:layer="layout" svg:width="2.916cm" svg:height="2.915cm" svg:x="16.583cm" svg:y="4.339cm" svg:viewBox="0 0 2917 2916" draw:points="729,2187 0,1458 1458,0 2917,1458 1458,2916">
            <text:p/>
          </draw:polygon>
          <draw:polygon draw:style-name="gr7" draw:text-style-name="P8" draw:layer="layout" svg:width="2.916cm" svg:height="2.916cm" svg:x="16.583cm" svg:y="4cm" svg:viewBox="0 0 2917 2917" draw:points="729,2188 0,1458 1458,0 2917,1458 1458,2917">
            <text:p/>
          </draw:polygon>
          <draw:path draw:style-name="gr9" draw:text-style-name="P9" draw:layer="layout" svg:width="0.877cm" svg:height="0.876cm" svg:x="17.559cm" svg:y="5.039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8">
          <draw:line draw:style-name="gr10" draw:text-style-name="P10" draw:layer="layout" svg:x1="7.63cm" svg:y1="7.758cm" svg:x2="17.113cm" svg:y2="7.758cm">
            <text:p/>
          </draw:line>
          <draw:line draw:style-name="gr10" draw:text-style-name="P10" draw:layer="layout" svg:x1="9.9cm" svg:y1="7.758cm" svg:x2="9.9cm" svg:y2="10.453cm">
            <text:p/>
          </draw:line>
          <draw:line draw:style-name="gr10" draw:text-style-name="P10" draw:layer="layout" svg:x1="14.67cm" svg:y1="7.758cm" svg:x2="14.67cm" svg:y2="10.453cm">
            <text:p/>
          </draw:line>
          <draw:polygon draw:style-name="gr9" draw:text-style-name="P9" draw:layer="layout" svg:width="0.259cm" svg:height="0.514cm" svg:x="7.5cm" svg:y="7.5cm" svg:viewBox="0 0 260 515" draw:points="260,258 260,275 259,292 258,309 256,325 254,341 251,356 247,372 243,387 239,402 234,416 228,428 223,440 216,451 210,462 203,472 195,481 188,489 180,496 172,502 164,507 156,511 147,513 139,514 130,515 121,514 113,513 104,511 96,507 88,502 80,496 73,489 65,481 57,472 50,462 43,451 37,440 32,428 27,416 22,402 17,387 13,372 10,356 7,341 4,325 2,309 1,292 0,275 0,258 0,240 1,224 2,207 4,191 7,175 10,160 13,144 17,129 22,114 27,100 32,87 37,75 43,64 50,53 57,43 65,34 73,26 80,19 88,13 96,8 104,5 113,2 121,0 130,0 139,0 148,2 156,5 164,8 172,13 180,19 188,26 195,34 203,43 210,53 216,64 223,75 228,87 234,100 239,114 243,129 247,144 251,160 254,175 256,191 258,207 259,223 260,240">
            <text:p/>
          </draw:polygon>
          <draw:polygon draw:style-name="gr9" draw:text-style-name="P9" draw:layer="layout" svg:width="0.259cm" svg:height="0.514cm" svg:x="16.983cm" svg:y="7.5cm" svg:viewBox="0 0 260 515" draw:points="260,258 260,275 259,292 258,309 256,325 254,340 251,356 247,371 243,387 238,402 233,416 228,429 222,441 216,452 210,462 203,472 195,481 188,489 180,496 172,502 164,507 156,511 147,513 139,514 130,515 121,514 113,513 105,511 97,507 88,502 81,496 73,489 65,481 58,472 51,462 44,452 38,441 32,429 27,416 22,402 18,387 14,371 10,356 7,340 5,325 3,309 1,292 1,275 0,258 1,240 1,224 3,207 5,191 7,175 10,160 14,144 18,129 22,114 27,100 32,87 38,75 44,64 51,53 58,43 65,34 73,26 81,19 88,13 97,8 105,5 113,2 121,0 130,0 139,0 147,2 156,5 164,8 172,13 180,19 188,26 195,34 203,43 210,53 216,64 222,75 228,87 233,100 238,114 243,129 247,144 251,160 254,175 256,191 258,207 259,223 260,240">
            <text:p/>
          </draw:polygon>
          <draw:polygon draw:style-name="gr9" draw:text-style-name="P9" draw:layer="layout" svg:width="0.259cm" svg:height="0.514cm" svg:x="9.77cm" svg:y="7.5cm" svg:viewBox="0 0 260 515" draw:points="260,258 260,275 259,292 258,309 256,325 253,341 250,356 247,372 243,387 238,402 233,416 228,428 223,440 216,451 210,462 203,472 195,481 188,489 180,496 172,502 164,507 156,511 147,513 139,514 130,515 121,514 113,513 105,511 97,507 88,502 81,496 73,489 65,481 58,472 51,462 45,451 38,440 32,428 27,416 22,402 18,387 14,372 10,356 7,341 4,325 3,309 1,292 1,275 0,258 1,240 1,224 3,207 4,191 7,175 10,160 14,144 18,129 22,114 27,100 32,87 38,75 45,64 51,53 58,43 65,34 73,26 81,19 88,13 97,8 105,5 113,2 122,0 130,0 139,0 148,2 156,5 164,8 172,13 180,19 188,26 195,34 203,43 210,53 216,64 223,75 228,87 233,100 238,114 243,129 247,144 250,160 253,175 256,191 258,207 259,223 260,240">
            <text:p/>
          </draw:polygon>
          <draw:polygon draw:style-name="gr9" draw:text-style-name="P9" draw:layer="layout" svg:width="0.259cm" svg:height="0.514cm" svg:x="12.167cm" svg:y="7.5cm" svg:viewBox="0 0 260 515" draw:points="260,258 260,275 259,292 258,309 256,325 254,340 251,356 247,371 243,387 239,402 234,416 228,429 223,441 216,452 210,462 203,472 195,481 188,489 180,496 172,502 164,507 156,511 147,513 139,514 130,515 121,514 113,513 104,511 97,507 88,502 81,496 73,489 65,481 58,472 51,462 44,452 38,441 32,429 27,416 22,402 17,387 13,371 10,356 7,340 4,325 3,309 1,292 0,275 0,258 0,240 1,224 3,207 4,191 7,175 10,160 13,144 17,129 22,114 27,100 32,87 38,75 44,64 51,53 58,43 65,34 73,26 81,19 88,13 97,8 105,5 113,2 121,0 130,0 139,0 148,2 156,5 164,8 172,13 180,19 188,26 195,34 203,43 210,53 216,64 223,75 228,87 234,100 239,114 243,129 247,144 251,160 254,175 256,191 258,207 259,223 260,240">
            <text:p/>
          </draw:polygon>
          <draw:polygon draw:style-name="gr9" draw:text-style-name="P9" draw:layer="layout" svg:width="0.259cm" svg:height="0.514cm" svg:x="14.54cm" svg:y="7.5cm" svg:viewBox="0 0 260 515" draw:points="260,258 260,275 259,292 258,309 256,325 254,340 251,356 247,371 243,387 239,402 234,416 228,429 223,441 216,452 210,462 203,472 195,481 188,489 180,496 172,502 164,507 156,511 147,513 139,514 130,515 121,514 113,513 104,511 96,507 88,502 80,496 73,489 65,481 57,472 50,462 43,452 37,441 32,429 27,416 22,402 17,387 13,371 10,356 7,340 4,325 2,309 1,292 0,275 0,258 0,240 1,224 2,207 4,191 7,175 10,160 13,144 17,129 22,114 27,100 32,87 37,75 43,64 50,53 57,43 65,34 73,26 80,19 88,13 96,8 104,5 113,2 121,0 130,0 139,0 148,2 156,5 164,8 172,13 180,19 188,26 195,34 203,43 210,53 216,64 223,75 228,87 234,100 239,114 243,129 247,144 251,160 254,175 256,191 258,207 259,223 260,240">
            <text:p/>
          </draw:polygon>
        </draw:g>
        <draw:frame presentation:style-name="pr21" draw:layer="layout" svg:width="25.2cm" svg:height="2.629cm" svg:x="1.4cm" svg:y="1.6cm" presentation:class="title">
          <draw:text-box>
            <text:p>Levels of “intelligence” (important concept)</text:p>
          </draw:text-box>
        </draw:frame>
        <draw:frame presentation:style-name="pr22" draw:text-style-name="P1" draw:layer="layout" svg:width="9.2cm" svg:height="1.34cm" svg:x="2.25cm" svg:y="0.3cm" presentation:class="subtitle" presentation:placeholder="true">
          <draw:text-box/>
        </draw:frame>
        <draw:frame presentation:style-name="pr23" draw:layer="layout" svg:width="4cm" svg:height="5cm" svg:x="4.5cm" svg:y="8.5cm" presentation:class="outline" presentation:user-transformed="true">
          <draw:text-box>
            <text:list text:style-name="L3">
              <text:list-item>
                <text:p>Normal device → basic function (keeps food cold)</text:p>
              </text:list-item>
            </text:list>
          </draw:text-box>
        </draw:frame>
        <draw:frame presentation:style-name="pr23" draw:layer="layout" svg:width="4cm" svg:height="5cm" svg:x="10.5cm" svg:y="10cm" presentation:class="outline" presentation:user-transformed="true">
          <draw:text-box>
            <text:list text:style-name="L3">
              <text:list-item>
                <text:p>Smart device → local intelligence (alerts, sensors)</text:p>
              </text:list-item>
            </text:list>
          </draw:text-box>
        </draw:frame>
        <draw:frame presentation:style-name="pr23" draw:layer="layout" svg:width="4cm" svg:height="5cm" svg:x="16.1cm" svg:y="8.5cm" presentation:class="outline" presentation:user-transformed="true">
          <draw:text-box>
            <text:list text:style-name="L3">
              <text:list-item>
                <text:p>IoT device → connected (orders food, uses internet)</text:p>
              </text:list-item>
            </text:list>
          </draw:text-box>
        </draw:frame>
        <draw:frame presentation:style-name="pr23" draw:layer="layout" svg:width="5cm" svg:height="5cm" svg:x="-0.5cm" svg:y="6cm" presentation:class="outline" presentation:user-transformed="true">
          <draw:text-box>
            <text:list text:style-name="L3">
              <text:list-item>
                <text:p>Using the fridge example</text:p>
              </text:list-item>
            </text:list>
          </draw:text-box>
        </draw:frame>
        <draw:frame presentation:style-name="pr23" draw:layer="layout" svg:width="5.8cm" svg:height="5cm" svg:x="21.7cm" svg:y="8.1cm" presentation:class="outline" presentation:user-transformed="true">
          <draw:text-box>
            <text:list text:style-name="L3">
              <text:list-item>
                <text:p>IoT = Intelligence + connectivity (not just intelligence)</text:p>
              </text:list-item>
            </text:list>
          </draw:text-box>
        </draw:frame>
        <presentation:notes draw:style-name="dp2">
          <draw:page-thumbnail draw:style-name="gr2" draw:layer="layout" svg:width="17cm" svg:height="9.56cm" svg:x="2cm" svg:y="2.5cm" draw:page-number="9" presentation:class="page"/>
          <draw:frame presentation:style-name="pr24" draw:text-style-name="P1" draw:layer="layout" svg:width="17cm" svg:height="14cm" svg:x="2cm" svg:y="13cm" presentation:class="notes" presentation:placeholder="true">
            <draw:text-box/>
          </draw:frame>
        </presentation:notes>
      </draw:page>
      <draw:page draw:name="page10" draw:style-name="dp1" draw:master-page-name="Infographic1" presentation:presentation-page-layout-name="AL2T1">
        <draw:g draw:style-name="gr5">
          <draw:polygon draw:style-name="gr6" draw:text-style-name="P7" draw:layer="layout" svg:width="2.916cm" svg:height="2.915cm" svg:x="3.313cm" svg:y="4.355cm" svg:viewBox="0 0 2917 2916" draw:points="729,2187 0,1458 1458,0 2917,1458 1458,2916">
            <text:p/>
          </draw:polygon>
          <draw:polygon draw:style-name="gr7" draw:text-style-name="P8" draw:layer="layout" svg:width="2.916cm" svg:height="2.916cm" svg:x="3.313cm" svg:y="4.016cm" svg:viewBox="0 0 2917 2917" draw:points="729,2188 0,1458 1458,0 2917,1458 1458,2917">
            <text:p/>
          </draw:polygon>
          <draw:g draw:style-name="gr8">
            <draw:path draw:style-name="gr9" draw:text-style-name="P9"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9" draw:text-style-name="P9" draw:layer="layout" svg:width="0.057cm" svg:height="0.172cm" svg:x="4.744cm" svg:y="5.501cm" svg:viewBox="0 0 58 173" draw:points="0,0 58,0 58,173 0,173">
              <text:p/>
            </draw:polygon>
            <draw:polygon draw:style-name="gr9" draw:text-style-name="P9" draw:layer="layout" svg:width="0.162cm" svg:height="0.162cm" svg:x="4.639cm" svg:y="5.378cm" svg:viewBox="0 0 163 163" draw:points="143,143 122,163 0,41 40,0 163,123">
              <text:p/>
            </draw:polygon>
            <draw:polygon draw:style-name="gr9" draw:text-style-name="P9" draw:layer="layout" svg:width="0.162cm" svg:height="0.162cm" svg:x="4.744cm" svg:y="5.379cm" svg:viewBox="0 0 163 163" draw:points="143,20 163,41 41,163 0,122 123,0">
              <text:p/>
            </draw:polygon>
          </draw:g>
        </draw:g>
        <draw:g draw:style-name="gr8">
          <draw:polygon draw:style-name="gr6" draw:text-style-name="P7" draw:layer="layout" svg:width="2.915cm" svg:height="2.915cm" svg:x="7.802cm" svg:y="4.355cm" svg:viewBox="0 0 2916 2916" draw:points="729,2187 0,1458 1458,0 2916,1458 1458,2916">
            <text:p/>
          </draw:polygon>
          <draw:polygon draw:style-name="gr7" draw:text-style-name="P8" draw:layer="layout" svg:width="2.915cm" svg:height="2.916cm" svg:x="7.802cm" svg:y="4.016cm" svg:viewBox="0 0 2916 2917" draw:points="729,2188 0,1458 1458,0 2916,1458 1458,2917">
            <text:p/>
          </draw:polygon>
          <draw:path draw:style-name="gr9" draw:text-style-name="P9"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8">
          <draw:polygon draw:style-name="gr6" draw:text-style-name="P7" draw:layer="layout" svg:width="2.916cm" svg:height="2.915cm" svg:x="12.541cm" svg:y="4.355cm" svg:viewBox="0 0 2917 2916" draw:points="729,2187 0,1458 1458,0 2917,1458 1458,2916">
            <text:p/>
          </draw:polygon>
          <draw:polygon draw:style-name="gr7" draw:text-style-name="P8" draw:layer="layout" svg:width="2.916cm" svg:height="2.916cm" svg:x="12.541cm" svg:y="4.016cm" svg:viewBox="0 0 2917 2917" draw:points="729,2188 0,1458 1458,0 2917,1458 1458,2917">
            <text:p/>
          </draw:polygon>
          <draw:path draw:style-name="gr9" draw:text-style-name="P9"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5">
          <draw:polygon draw:style-name="gr6" draw:text-style-name="P7" draw:layer="layout" svg:width="2.916cm" svg:height="2.915cm" svg:x="17.234cm" svg:y="4.355cm" svg:viewBox="0 0 2917 2916" draw:points="729,2187 0,1458 1458,0 2917,1458 1458,2916">
            <text:p/>
          </draw:polygon>
          <draw:polygon draw:style-name="gr7" draw:text-style-name="P8" draw:layer="layout" svg:width="2.916cm" svg:height="2.916cm" svg:x="17.234cm" svg:y="4.016cm" svg:viewBox="0 0 2917 2917" draw:points="729,2188 0,1458 1458,0 2917,1458 1458,2917">
            <text:p/>
          </draw:polygon>
          <draw:g draw:style-name="gr8">
            <draw:polygon draw:style-name="gr9" draw:text-style-name="P9" draw:layer="layout" svg:width="0.403cm" svg:height="0.403cm" svg:x="18.742cm" svg:y="5.535cm" svg:viewBox="0 0 404 404" draw:points="351,351 299,404 0,105 105,0 404,299">
              <text:p/>
            </draw:polygon>
            <draw:polygon draw:style-name="gr9" draw:text-style-name="P9"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8">
          <draw:line draw:style-name="gr10" draw:text-style-name="P10" draw:layer="layout" svg:x1="4.771cm" svg:y1="7.738cm" svg:x2="23.523cm" svg:y2="7.738cm">
            <text:p/>
          </draw:line>
          <draw:line draw:style-name="gr10" draw:text-style-name="P10" draw:layer="layout" svg:x1="9.26cm" svg:y1="7.738cm" svg:x2="9.26cm" svg:y2="10.433cm">
            <text:p/>
          </draw:line>
          <draw:line draw:style-name="gr10" draw:text-style-name="P10" draw:layer="layout" svg:x1="18.692cm" svg:y1="7.738cm" svg:x2="18.692cm" svg:y2="10.433cm">
            <text:p/>
          </draw:line>
          <draw:polygon draw:style-name="gr9" draw:text-style-name="P9"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9" draw:text-style-name="P9"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9" draw:text-style-name="P9"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9" draw:text-style-name="P9"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9" draw:text-style-name="P9"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21" draw:layer="layout" svg:width="25.2cm" svg:height="2.629cm" svg:x="1.4cm" svg:y="1.6cm" presentation:class="title">
          <draw:text-box>
            <text:p>Real-World Examples</text:p>
          </draw:text-box>
        </draw:frame>
        <draw:frame presentation:style-name="pr22" draw:text-style-name="P1" draw:layer="layout" svg:width="9.2cm" svg:height="1.34cm" svg:x="2.25cm" svg:y="0.3cm" presentation:class="subtitle" presentation:placeholder="true">
          <draw:text-box/>
        </draw:frame>
        <draw:frame presentation:style-name="pr23" draw:layer="layout" svg:width="4cm" svg:height="5cm" svg:x="2.5cm" svg:y="8.1cm" presentation:class="outline">
          <draw:text-box>
            <text:list text:style-name="L3">
              <text:list-item>
                <text:p>🚗 Cars → sensors, processors, network (emergency calls, remote start)</text:p>
              </text:list-item>
            </text:list>
          </draw:text-box>
        </draw:frame>
        <draw:frame presentation:style-name="pr23" draw:layer="layout" svg:width="4.7cm" svg:height="5cm" svg:x="7.3cm" svg:y="10.4cm" presentation:class="outline" presentation:user-transformed="true">
          <draw:text-box>
            <text:list text:style-name="L3">
              <text:list-item>
                <text:p>📦 Logistics → RFID tracking systems</text:p>
              </text:list-item>
            </text:list>
          </draw:text-box>
        </draw:frame>
        <draw:frame presentation:style-name="pr23" draw:layer="layout" svg:width="4cm" svg:height="5cm" svg:x="12.1cm" svg:y="8.1cm" presentation:class="outline">
          <draw:text-box>
            <text:list text:style-name="L3">
              <text:list-item>
                <text:p>🏠 Smart homes → lights, cameras, thermostats</text:p>
              </text:list-item>
            </text:list>
          </draw:text-box>
        </draw:frame>
        <draw:frame presentation:style-name="pr23" draw:layer="layout" svg:width="4cm" svg:height="5cm" svg:x="16.9cm" svg:y="10.4cm" presentation:class="outline">
          <draw:text-box>
            <text:list text:style-name="L3">
              <text:list-item>
                <text:p>⌚ Wearables → fitness trackers, health monitoring</text:p>
              </text:list-item>
            </text:list>
          </draw:text-box>
        </draw:frame>
        <presentation:notes draw:style-name="dp2">
          <draw:page-thumbnail draw:style-name="gr2" draw:layer="layout" svg:width="17cm" svg:height="9.56cm" svg:x="2cm" svg:y="2.5cm" draw:page-number="10" presentation:class="page"/>
          <draw:frame presentation:style-name="pr24" draw:text-style-name="P1" draw:layer="layout" svg:width="17cm" svg:height="14cm" svg:x="2cm" svg:y="13cm" presentation:class="notes" presentation:placeholder="true">
            <draw:text-box/>
          </draw:frame>
        </presentation:notes>
      </draw:page>
      <draw:page draw:name="page11" draw:style-name="dp1" draw:master-page-name="Infographic2" presentation:presentation-page-layout-name="AL2T1">
        <draw:g draw:style-name="gr5">
          <draw:custom-shape draw:style-name="gr11" draw:text-style-name="P11" draw:layer="layout" svg:width="9cm" svg:height="9cm" svg:x="23.5cm" svg:y="4.2cm">
            <text:p/>
            <draw:enhanced-geometry draw:glue-point-type="segments" draw:type="mso-spt100" draw:modifiers="-90 -1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2" draw:layer="layout" svg:width="9cm" svg:height="9cm" svg:x="23.5cm" svg:y="4.2cm">
            <text:p/>
            <draw:enhanced-geometry draw:glue-point-type="segments" draw:type="mso-spt100" draw:modifiers="-145 -1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3" draw:text-style-name="P12" draw:layer="layout" svg:width="9cm" svg:height="9cm" svg:x="23.5cm" svg:y="4.2cm">
            <text:p/>
            <draw:enhanced-geometry draw:glue-point-type="segments" draw:type="mso-spt100" draw:modifiers="-163 1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4" draw:text-style-name="P13" draw:layer="layout" svg:width="9cm" svg:height="9cm" svg:x="23.5cm" svg:y="4.2cm">
            <text:p/>
            <draw:enhanced-geometry draw:glue-point-type="segments" draw:type="mso-spt100" draw:modifiers="125 9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5" draw:text-style-name="P7" draw:layer="layout" svg:width="4.7cm" svg:height="4.7cm" svg:x="25.65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4" draw:layer="layout" svg:width="2.5cm" svg:height="1.407cm" draw:transform="rotate (-1.1082840750164) translate (26.509cm 4.309cm)">
            <draw:text-box>
              <text:p text:style-name="P14"><text:span text:style-name="T6">30%</text:span></text:p>
            </draw:text-box>
          </draw:frame>
          <draw:frame draw:style-name="gr16" draw:text-style-name="P14" draw:layer="layout" svg:width="2.5cm" svg:height="1.407cm" draw:transform="rotate (0.314159265358979) translate (23.306cm 9.495cm)">
            <draw:text-box>
              <text:p text:style-name="P14"><text:span text:style-name="T6">40%</text:span></text:p>
            </draw:text-box>
          </draw:frame>
          <draw:frame draw:style-name="gr16" draw:text-style-name="P14" draw:layer="layout" svg:width="2.5cm" svg:height="1.407cm" draw:transform="rotate (-0.471238898038469) translate (24.143cm 6.052cm)">
            <draw:text-box>
              <text:p text:style-name="P14"><text:span text:style-name="T6">10%</text:span></text:p>
            </draw:text-box>
          </draw:frame>
          <draw:frame draw:style-name="gr16" draw:text-style-name="P14" draw:layer="layout" svg:width="2.5cm" svg:height="1.407cm" draw:transform="rotate (1.25663706143592) translate (25.875cm 13.061cm)">
            <draw:text-box>
              <text:p text:style-name="P14"><text:span text:style-name="T6">20%</text:span></text:p>
            </draw:text-box>
          </draw:frame>
          <draw:polyline draw:style-name="gr17" draw:layer="layout" svg:width="13.677cm" svg:height="1.24cm" svg:x="12.07cm" svg:y="3.612cm" svg:viewBox="0 0 13678 1241" draw:points="0,0 13678,0 13678,1241">
            <text:p/>
          </draw:polyline>
          <draw:line draw:style-name="gr17" draw:layer="layout" svg:x1="17.747cm" svg:y1="6.76cm" svg:x2="23.987cm" svg:y2="6.76cm">
            <text:p/>
          </draw:line>
          <draw:line draw:style-name="gr17" draw:layer="layout" svg:x1="12.07cm" svg:y1="9.737cm" svg:x2="23.674cm" svg:y2="9.737cm">
            <text:p/>
          </draw:line>
          <draw:polyline draw:style-name="gr17" draw:layer="layout" svg:width="8.048cm" svg:height="0.907cm" svg:x="17.698cm" svg:y="12.529cm" svg:viewBox="0 0 8049 908" draw:points="0,908 35,905 113,903 386,900 1317,896 4077,897 8049,908 8049,0">
            <text:p/>
          </draw:polyline>
        </draw:g>
        <draw:frame presentation:style-name="pr25" draw:layer="layout" svg:width="25.2cm" svg:height="1.54cm" svg:x="1.4cm" svg:y="1.53cm" presentation:class="title" presentation:user-transformed="true">
          <draw:text-box>
            <text:p>IoT + Cloud (very important)</text:p>
          </draw:text-box>
        </draw:frame>
        <draw:frame presentation:style-name="pr26" draw:text-style-name="P1" draw:layer="layout" svg:width="9.2cm" svg:height="1.34cm" svg:x="2.25cm" svg:y="0.3cm" presentation:class="subtitle" presentation:placeholder="true">
          <draw:text-box/>
        </draw:frame>
        <draw:frame presentation:style-name="pr27" draw:layer="layout" svg:width="8.7cm" svg:height="2.1cm" svg:x="3cm" svg:y="3cm" presentation:class="outline" presentation:user-transformed="true">
          <draw:text-box>
            <text:list text:style-name="L3">
              <text:list-item>
                <text:p>IoT devices are often just interfaces to powerful cloud systems</text:p>
              </text:list-item>
            </text:list>
          </draw:text-box>
        </draw:frame>
        <draw:frame presentation:style-name="pr27" draw:layer="layout" svg:width="8.7cm" svg:height="2.1cm" svg:x="8.5cm" svg:y="6cm" presentation:class="outline" presentation:user-transformed="true">
          <draw:text-box>
            <text:list text:style-name="L3">
              <text:list-item>
                <text:p>Voice Assistant sends data to cloud</text:p>
              </text:list-item>
            </text:list>
          </draw:text-box>
        </draw:frame>
        <draw:frame presentation:style-name="pr27" draw:layer="layout" svg:width="8.7cm" svg:height="2.1cm" svg:x="3cm" svg:y="9cm" presentation:class="outline">
          <draw:text-box>
            <text:list text:style-name="L3">
              <text:list-item>
                <text:p>processes</text:p>
              </text:list-item>
            </text:list>
          </draw:text-box>
        </draw:frame>
        <draw:frame presentation:style-name="pr27" draw:layer="layout" svg:width="8.7cm" svg:height="2.1cm" svg:x="8.5cm" svg:y="12cm" presentation:class="outline">
          <draw:text-box>
            <text:list text:style-name="L3">
              <text:list-item>
                <text:p>Returns answer</text:p>
              </text:list-item>
            </text:list>
          </draw:text-box>
        </draw:frame>
        <draw:frame draw:style-name="gr18" draw:text-style-name="P15" draw:layer="layout" svg:width="17.5cm" svg:height="1.5cm" svg:x="4cm" svg:y="14cm">
          <draw:text-box>
            <text:p text:style-name="P2"><text:span text:style-name="T7">IoT devices are small, but power comes from the cloud</text:span></text:p>
          </draw:text-box>
        </draw:frame>
        <presentation:notes draw:style-name="dp2">
          <draw:page-thumbnail draw:style-name="gr2" draw:layer="layout" svg:width="17cm" svg:height="9.56cm" svg:x="2cm" svg:y="2.5cm" draw:page-number="11" presentation:class="page"/>
          <draw:frame presentation:style-name="pr28" draw:text-style-name="P1" draw:layer="layout" svg:width="17cm" svg:height="14cm" svg:x="2cm" svg:y="13cm" presentation:class="notes" presentation:placeholder="true">
            <draw:text-box/>
          </draw:frame>
        </presentation:notes>
      </draw:page>
      <draw:page draw:name="page12" draw:style-name="dp1" draw:master-page-name="End" presentation:presentation-page-layout-name="AL2T1">
        <draw:frame presentation:style-name="pr29" draw:layer="layout" svg:width="14cm" svg:height="2cm" svg:x="12cm" svg:y="3.5cm" presentation:class="title" presentation:user-transformed="true">
          <draw:text-box>
            <text:p>Benefits of IoT</text:p>
          </draw:text-box>
        </draw:frame>
        <draw:frame presentation:style-name="pr30" draw:text-style-name="P16" draw:layer="layout" svg:width="14cm" svg:height="7.057cm" svg:x="12cm" svg:y="6.971cm" presentation:class="subtitle" presentation:user-transformed="true">
          <draw:text-box>
            <text:p><text:span text:style-name="T8">✔ Automation (less manual work)</text:span></text:p>
            <text:p><text:span text:style-name="T8">✔ Efficiency (faster processes)</text:span></text:p>
            <text:p><text:span text:style-name="T8">✔ Convenience (devices act for you)</text:span></text:p>
            <text:p><text:span text:style-name="T8">✔ Healthcare improvements (monitoring patients)</text:span></text:p>
            <text:p><text:span text:style-name="T8">✔ Independence (less reliance on people)</text:span></text:p>
          </draw:text-box>
        </draw:frame>
        <presentation:notes draw:style-name="dp2">
          <draw:page-thumbnail draw:style-name="gr2" draw:layer="layout" svg:width="17cm" svg:height="9.56cm" svg:x="2cm" svg:y="2.5cm" draw:page-number="12" presentation:class="page"/>
          <draw:frame presentation:style-name="pr31" draw:text-style-name="P1" draw:layer="layout" svg:width="17cm" svg:height="14cm" svg:x="2cm" svg:y="13cm" presentation:class="notes" presentation:placeholder="true">
            <draw:text-box/>
          </draw:frame>
        </presentation:notes>
      </draw:page>
      <draw:page draw:name="page13" draw:style-name="dp1" draw:master-page-name="End" presentation:presentation-page-layout-name="AL2T1">
        <draw:frame presentation:style-name="pr29" draw:layer="layout" svg:width="14cm" svg:height="2cm" svg:x="12cm" svg:y="1cm" presentation:class="title" presentation:user-transformed="true">
          <draw:text-box>
            <text:p>Risks and challenges (critical for cybersecurity)</text:p>
          </draw:text-box>
        </draw:frame>
        <draw:frame presentation:style-name="pr32" draw:text-style-name="P16" draw:layer="layout" svg:width="14cm" svg:height="10.081cm" svg:x="12cm" svg:y="3.919cm" presentation:class="subtitle" presentation:user-transformed="true">
          <draw:text-box>
            <text:p><text:span text:style-name="T8">- 🔐 Privacy issues (tracking location, habits, health data)</text:span></text:p>
            <text:p><text:span text:style-name="T8">- ⚠️ Security risks (hacking IoT devices)</text:span></text:p>
            <text:p><text:span text:style-name="T8">- 🔌 Dependence on technology (failures = big impact)</text:span></text:p>
            <text:p><text:span text:style-name="T8">- 🧠 Social impact (less human interaction)</text:span></text:p>
            <text:p><text:span text:style-name="T8"/></text:p>
            <text:p><text:span text:style-name="T8">👉 This is where your cybersecurity teaching angle becomes very strong</text:span></text:p>
          </draw:text-box>
        </draw:frame>
        <presentation:notes draw:style-name="dp2">
          <draw:page-thumbnail draw:style-name="gr2" draw:layer="layout" svg:width="17cm" svg:height="9.56cm" svg:x="2cm" svg:y="2.5cm" draw:page-number="13" presentation:class="page"/>
          <draw:frame presentation:style-name="pr31" draw:text-style-name="P1" draw:layer="layout" svg:width="17cm" svg:height="14cm" svg:x="2cm" svg:y="13cm" presentation:class="notes" presentation:placeholder="true">
            <draw:text-box/>
          </draw:frame>
        </presentation:notes>
      </draw:page>
      <draw:page draw:name="page14" draw:style-name="dp1" draw:master-page-name="Article2" presentation:presentation-page-layout-name="AL2T1">
        <draw:frame presentation:style-name="pr17" draw:layer="layout" svg:width="25.2cm" svg:height="2.629cm" svg:x="1.4cm" svg:y="1.6cm" presentation:class="title" presentation:user-transformed="true">
          <draw:text-box>
            <text:p>Big picture takeaway</text:p>
          </draw:text-box>
        </draw:frame>
        <draw:frame presentation:style-name="pr18" draw:text-style-name="P17" draw:layer="layout" svg:width="9.2cm" svg:height="1.34cm" svg:x="2.25cm" svg:y="0.3cm" presentation:class="subtitle" presentation:placeholder="true" presentation:user-transformed="true">
          <draw:text-box/>
        </draw:frame>
        <draw:frame presentation:style-name="pr19" draw:layer="layout" svg:width="25.2cm" svg:height="9.9cm" svg:x="1.4cm" svg:y="4.6cm" presentation:class="outline" presentation:user-transformed="true">
          <draw:text-box>
            <text:list text:style-name="L3">
              <text:list-header>
                <text:p>IoT is everywhere (pervasive) — homes, cities, healthcare, industry</text:p>
              </text:list-header>
              <text:list-item>
                <text:p>It connects:</text:p>
              </text:list-item>
              <text:list-item>
                <text:p>Physical world ↔ Digital world ↔ Cloud</text:p>
              </text:list-item>
              <text:list-item>
                <text:p>It is a foundational technology for the future</text:p>
              </text:list-item>
            </text:list>
          </draw:text-box>
        </draw:frame>
        <presentation:notes draw:style-name="dp2">
          <draw:page-thumbnail draw:style-name="gr2" draw:layer="layout" svg:width="17cm" svg:height="9.56cm" svg:x="2cm" svg:y="2.5cm" draw:page-number="14" presentation:class="page"/>
          <draw:frame presentation:style-name="pr2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GB" style:font-name-asian="Noto Sans CJK SC1"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8.6.2$Linux_X86_64 LibreOffice_project/a46b460d1686bb49c718d2ef5f88b83ff2dc4981</meta:generator>
    <meta:creation-date>2026-04-18T09:36:03.660629514</meta:creation-date>
    <meta:editing-duration>PT13M25S</meta:editing-duration>
    <meta:editing-cycles>4</meta:editing-cycles>
    <dc:date>2026-04-18T10:06:42.306528924</dc:date>
    <meta:document-statistic meta:object-count="561"/>
  </office:meta>
</office:document-meta>
</file>